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style:style style:name="T1" style:parent-style-name="Standard" style:family="text"/>
    <style:style style:name="P2" style:parent-style-name="Standard" style:family="paragraph">
      <style:paragraph-properties fo:text-align="start">
        <style:tab-stops>
          <style:tab-stop style:position="28.00634773040pt" style:type="left" style:leader-type="none" style:leader-style="none" style:leader-width="auto" style:leader-color="font-color"/>
          <style:tab-stop style:position="56.01269546080pt" style:type="left" style:leader-type="none" style:leader-style="none" style:leader-width="auto" style:leader-color="font-color"/>
          <style:tab-stop style:position="83.99069668540pt" style:type="left" style:leader-type="none" style:leader-style="none" style:leader-width="auto" style:leader-color="font-color"/>
          <style:tab-stop style:position="111.99704441580pt" style:type="left" style:leader-type="none" style:leader-style="none" style:leader-width="auto" style:leader-color="font-color"/>
          <style:tab-stop style:position="140.00339214620pt" style:type="left" style:leader-type="none" style:leader-style="none" style:leader-width="auto" style:leader-color="font-color"/>
          <style:tab-stop style:position="168.00973987660pt" style:type="left" style:leader-type="none" style:leader-style="none" style:leader-width="auto" style:leader-color="font-color"/>
          <style:tab-stop style:position="195.98774110120pt" style:type="left" style:leader-type="none" style:leader-style="none" style:leader-width="auto" style:leader-color="font-color"/>
          <style:tab-stop style:position="223.99408883160pt" style:type="left" style:leader-type="none" style:leader-style="none" style:leader-width="auto" style:leader-color="font-color"/>
          <style:tab-stop style:position="252.00043656200pt" style:type="left" style:leader-type="none" style:leader-style="none" style:leader-width="auto" style:leader-color="font-color"/>
          <style:tab-stop style:position="280.00678429240pt" style:type="left" style:leader-type="none" style:leader-style="none" style:leader-width="auto" style:leader-color="font-color"/>
          <style:tab-stop style:position="308.01313202280pt" style:type="left" style:leader-type="none" style:leader-style="none" style:leader-width="auto" style:leader-color="font-color"/>
          <style:tab-stop style:position="335.99113324740pt" style:type="left" style:leader-type="none" style:leader-style="none" style:leader-width="auto" style:leader-color="font-color"/>
        </style:tab-stops>
      </style:paragraph-properties>
      <style:text-properties fo:color="#000000" fo:font-family="TimesNewRomanPSMT" fo:font-size="13.000000000000000pt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 of text before a list.[<delta:removed-content delta:removal-change-idref="D"><text:span text:style-name="T1">this will be deleted</text:span></delta:removed-content><delta:remove-leaving-content-end delta:end-element-id="end1"/><delta:remove-leaving-content-start delta:removal-change-idref="D" delta:end-element-idref="end2"><text:list text:style-name="L11"/></delta:remove-leaving-content-start><delta:removed-content delta:removal-change-idref="D"><text:list-item><text:p text:style-name="P2">This is a list-item-1 which will be deleted</text:p></text:list-item></delta:removed-content><delta:remove-leaving-content-start delta:removal-change-idref="D" delta:end-element-idref="end3"><text:list-item/></delta:remove-leaving-content-start><delta:remove-leaving-content-start delta:removal-change-idref="D" delta:end-element-idref="end4"><text:list text:style-name="L11"/></delta:remove-leaving-content-start><delta:remove-leaving-content-start delta:removal-change-idref="D" delta:end-element-idref="end5"><text:list-item/></delta:remove-leaving-content-start><delta:remove-leaving-content-start delta:removal-change-idref="D" delta:end-element-idref="end6"><text:p text:style-name="P2"/></delta:remove-leaving-content-start><delta:removed-content delta:removal-change-idref="D">This is a sub-list level</delta:removed-content>].This will not be deleted<delta:remove-leaving-content-end delta:end-element-id="end6"/></text:p>
      <delta:remove-leaving-content-end delta:end-element-id="end5"/>
      <delta:remove-leaving-content-end delta:end-element-id="end4"/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19:21</dc:date>
    <meta:creation-date>2010-10-21T11:35:47</meta:creation-date>
    <dc:creator>Tristan Mitchell</dc:creator>
  </office:meta>
</office:document-meta>
</file>